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cbe" officeooo:paragraph-rsid="001d3cbe"/>
    </style:style>
    <style:style style:name="P2" style:family="paragraph" style:parent-style-name="Standard">
      <style:text-properties officeooo:paragraph-rsid="001d3cbe"/>
    </style:style>
    <style:style style:name="T1" style:family="text">
      <style:text-properties officeooo:rsid="00195c38"/>
    </style:style>
    <style:style style:name="T2" style:family="text">
      <style:text-properties officeooo:rsid="001d3c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1.</text:span><text:a xlink:type="simple" xlink:href="https://aules.edu.gva.es/fp/course/view.php?id=175657" text:style-name="Internet_20_link" text:visited-style-name="Visited_20_Internet_20_Link">Bases de Datos</text:a></text:p>
      <text:p text:style-name="P2"><text:span text:style-name="T2">2.</text:span><text:a xlink:type="simple" xlink:href="https://aules.edu.gva.es/fp/course/view.php?id=176007" text:style-name="Internet_20_link" text:visited-style-name="Visited_20_Internet_20_Link">Fonaments de Maquinari</text:a></text:p>
      <text:p text:style-name="P2"><text:span text:style-name="T2">3.</text:span><text:a xlink:type="simple" xlink:href="https://aules.edu.gva.es/fp/course/view.php?id=176008" text:style-name="Internet_20_link" text:visited-style-name="Visited_20_Internet_20_Link">Implantació de Sistemes Operatius</text:a></text:p>
      <text:p text:style-name="P2"><text:span text:style-name="T2">4.</text:span><text:a xlink:type="simple" xlink:href="https://aules.edu.gva.es/fp/course/view.php?id=203731" text:style-name="Internet_20_link" text:visited-style-name="Visited_20_Internet_20_Link">IP</text:a><text:span text:style-name="T2">E</text:span></text:p>
      <text:p text:style-name="P1">5.LM</text:p>
      <text:p text:style-name="P1">6.Administración y Planifciación de Redes</text:p>
      <text:p text:style-name="P1">7.Ingles o 1a Lengua extranjer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3:27:23.265239499</meta:creation-date>
    <dc:date>2026-03-03T13:30:39.795335235</dc:date>
    <meta:editing-duration>PT4M2S</meta:editing-duration>
    <meta:editing-cycles>5</meta:editing-cycles>
    <meta:generator>LibreOffice/7.5.6.2$Linux_X86_64 LibreOffice_project/50$Build-2</meta:generator>
    <meta:document-statistic meta:table-count="0" meta:image-count="0" meta:object-count="0" meta:page-count="1" meta:paragraph-count="7" meta:word-count="22" meta:character-count="156" meta:non-whitespace-character-count="141"/>
  </office:meta>
</office:document-meta>
</file>